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6pt" fo:font-weight="bold" style:font-size-asian="14pt" style:font-weight-asian="bold" style:font-size-complex="16pt"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2pt" fo:font-weight="normal" style:font-size-asian="10.5pt" style:font-weight-asian="normal" style:font-size-complex="12pt" style:font-weight-complex="normal"/>
    </style:style>
    <style:style style:name="P4" style:family="paragraph" style:parent-style-name="Standard">
      <style:text-properties fo:font-size="12pt" fo:font-weight="bold" style:font-size-asian="10.5pt" style:font-weight-asian="bold" style:font-size-complex="12pt"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master-page-name="Standard">
      <style:paragraph-properties style:page-number="auto"/>
    </style:style>
    <style:style style:name="P7" style:family="paragraph" style:parent-style-name="Standard">
      <style:text-properties fo:font-weight="normal" style:font-weight-asian="normal" style:font-weight-complex="normal"/>
    </style:style>
    <style:style style:name="P8" style:family="paragraph" style:parent-style-name="Standard" style:list-style-name="L1">
      <style:text-properties fo:font-weight="normal" style:font-weight-asian="normal" style:font-weight-complex="normal"/>
    </style:style>
    <style:style style:name="P9" style:family="paragraph" style:parent-style-name="Standard" style:list-style-name="L2">
      <style:text-properties fo:font-weight="normal" style:font-weight-asian="normal" style:font-weight-complex="normal"/>
    </style:style>
    <style:style style:name="P10" style:family="paragraph" style:parent-style-name="Standard" style:list-style-name="L3">
      <style:text-properties fo:font-weight="normal" style:font-weight-asian="normal" style:font-weight-complex="normal"/>
    </style:style>
    <style:style style:name="P11" style:family="paragraph" style:parent-style-name="Standard" style:list-style-name="L4">
      <style:text-properties fo:font-weight="normal" style:font-weight-asian="normal" style:font-weight-complex="normal"/>
    </style:style>
    <style:style style:name="P12" style:family="paragraph" style:parent-style-name="Standard" style:list-style-name="L5">
      <style:text-properties fo:font-weight="normal" style:font-weight-asian="normal" style:font-weight-complex="normal"/>
    </style:style>
    <style:style style:name="P13" style:family="paragraph" style:parent-style-name="Standard" style:list-style-name="L6">
      <style:text-properties fo:font-weight="normal" style:font-weight-asian="normal" style:font-weight-complex="normal"/>
    </style:style>
    <style:style style:name="P14" style:family="paragraph" style:parent-style-name="Standard" style:list-style-name="L7">
      <style:text-properties fo:font-weight="normal" style:font-weight-asian="normal" style:font-weight-complex="normal"/>
    </style:style>
    <style:style style:name="P15" style:family="paragraph" style:parent-style-name="Standard" style:list-style-name="L8">
      <style:text-properties fo:font-weight="normal" style:font-weight-asian="normal" style:font-weight-complex="normal"/>
    </style:style>
    <style:style style:name="P16" style:family="paragraph" style:parent-style-name="Standard" style:list-style-name="L9">
      <style:text-properties fo:font-weight="normal" style:font-weight-asian="normal" style:font-weight-complex="normal"/>
    </style:style>
    <style:style style:name="P17" style:family="paragraph" style:parent-style-name="Standard" style:list-style-name="L10">
      <style:text-properties fo:font-weight="normal" style:font-weight-asian="normal" style:font-weight-complex="normal"/>
    </style:style>
    <style:style style:name="P18" style:family="paragraph" style:parent-style-name="Standard" style:list-style-name="L11">
      <style:text-properties fo:font-weight="normal" style:font-weight-asian="normal" style:font-weight-complex="normal"/>
    </style:style>
    <style:style style:name="P19" style:family="paragraph" style:parent-style-name="Standard" style:list-style-name="L12">
      <style:text-properties fo:font-weight="normal" style:font-weight-asian="normal" style:font-weight-complex="normal"/>
    </style:style>
    <style:style style:name="P20" style:family="paragraph" style:parent-style-name="Standard" style:list-style-name="L13">
      <style:text-properties fo:font-weight="normal" style:font-weight-asian="normal" style:font-weight-complex="normal"/>
    </style:style>
    <style:style style:name="P21" style:family="paragraph" style:parent-style-name="Standard" style:list-style-name="L14">
      <style:text-properties fo:font-weight="normal" style:font-weight-asian="normal" style:font-weight-complex="normal"/>
    </style:style>
    <style:style style:name="P22" style:family="paragraph" style:parent-style-name="Standard" style:list-style-name="L15">
      <style:paragraph-properties fo:text-align="start" style:justify-single-word="false"/>
      <style:text-properties fo:font-weight="normal" style:font-weight-asian="normal" style:font-weight-complex="normal"/>
    </style:style>
    <style:style style:name="P23" style:family="paragraph" style:parent-style-name="Standard" style:list-style-name="L16">
      <style:text-properties fo:font-weight="normal" style:font-weight-asian="normal" style:font-weight-complex="normal"/>
    </style:style>
    <style:style style:name="P24" style:family="paragraph" style:parent-style-name="Standard" style:list-style-name="L17">
      <style:text-properties fo:font-weight="normal" style:font-weight-asian="normal" style:font-weight-complex="normal"/>
    </style:style>
    <style:style style:name="P25" style:family="paragraph" style:parent-style-name="Standard" style:list-style-name="L18">
      <style:text-properties fo:font-weight="normal" style:font-weight-asian="normal" style:font-weight-complex="normal"/>
    </style:style>
    <style:style style:name="P26" style:family="paragraph" style:parent-style-name="Standard" style:list-style-name="L19">
      <style:text-properties fo:font-weight="normal" style:font-weight-asian="normal" style:font-weight-complex="normal"/>
    </style:style>
    <style:style style:name="P27" style:family="paragraph" style:parent-style-name="Standard" style:list-style-name="L21">
      <style:text-properties fo:font-weight="normal" style:font-weight-asian="normal" style:font-weight-complex="normal"/>
    </style:style>
    <style:style style:name="P28" style:family="paragraph" style:parent-style-name="Standard" style:list-style-name="L20">
      <style:text-properties fo:font-weight="normal" style:font-weight-asian="normal" style:font-weight-complex="normal"/>
    </style:style>
    <style:style style:name="P29" style:family="paragraph" style:parent-style-name="Standard">
      <style:text-properties fo:font-weight="bold" style:font-weight-asian="bold" style:font-weight-complex="bold"/>
    </style:style>
    <style:style style:name="P30" style:family="paragraph" style:parent-style-name="Standard">
      <style:text-properties fo:font-size="12pt" fo:font-weight="bold" style:font-size-asian="10.5pt" style:font-weight-asian="bold" style:font-size-complex="12pt" style:font-weight-complex="bold"/>
    </style:style>
    <style:style style:name="P31" style:family="paragraph" style:parent-style-name="Standard" style:list-style-name="L20"/>
    <style:style style:name="P32" style:family="paragraph" style:parent-style-name="Standard" style:list-style-name="L22"/>
    <style:style style:name="T1" style:family="text">
      <style:text-properties fo:font-weight="bold" style:font-weight-asian="bold" style:font-weight-complex="bold"/>
    </style:style>
    <style:style style:name="T2" style:family="text">
      <style:text-properties fo:font-weight="bold" style:font-weight-asian="normal" style:font-weight-complex="bold"/>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bold" style:font-size-asian="10.5pt" style:font-weight-asian="bold" style:font-size-complex="12pt" style:font-weight-complex="bold"/>
    </style:style>
    <style:style style:name="T5"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Experiment</text:p>
      <text:p text:style-name="P1"/>
      <text:p text:style-name="P3"><text:span text:style-name="T1">Participant: </text:span>Robert Fanner</text:p>
      <text:p text:style-name="Standard"><text:span text:style-name="T4">User:</text:span><text:span text:style-name="T3"> 4</text:span></text:p>
      <text:p text:style-name="P4">Session 1: </text:p>
      <text:p text:style-name="P5">Sub-session 1 <text:span text:style-name="T5">(Tutorial): 15 minutes, </text:span>Speed:<text:span text:style-name="T5"> 0.6s, Tue 19 March.</text:span> </text:p>
      <text:p text:style-name="P2">the_quick_brown_fox_jumps_over_the_lazy_dog_. <text:s/></text:p>
      <text:list xml:id="list710240735" text:style-name="L1">
        <text:list-item>
          <text:p text:style-name="P8">the_(zhe_), fox_(ffpx_)</text:p>
        </text:list-item>
      </text:list>
      <text:p text:style-name="P5">Sub-session 2: <text:span text:style-name="T5">(Testing): 15 minutes, Tue 19 March.</text:span> </text:p>
      <text:p text:style-name="P2">how_is_everything_with_you_. (0.8s)</text:p>
      <text:list xml:id="list2004853810" text:style-name="L2">
        <text:list-item>
          <text:p text:style-name="P9">everything_(everwthing_)</text:p>
        </text:list-item>
      </text:list>
      <text:p text:style-name="P2">will_you_drive_me_to_my_appointment_. (0.7s)</text:p>
      <text:p text:style-name="P5">Sub-session 3: <text:span text:style-name="T5">(Testing): 15 minutes, Tue 19 March.</text:span> </text:p>
      <text:p text:style-name="P2">can_you_take_me_somewhere_. (0.6s)</text:p>
      <text:list xml:id="list2148043477" text:style-name="L3">
        <text:list-item>
          <text:p text:style-name="P10">me_: “m” wrote p → delete → m</text:p>
        </text:list-item>
      </text:list>
      <text:p text:style-name="P2">where_did_you_get_those_shoes_. (0.6s)</text:p>
      <text:p text:style-name="P2">i_think_there_is_a_rat_in_my_room_. (0.6s)</text:p>
      <text:p text:style-name="P5">Sub-session 4: <text:span text:style-name="T5">(Testing): 15 minutes, Tue 19 March.</text:span> </text:p>
      <text:p text:style-name="P2">you_have_a_good_sense_of_humour_. (0.5s)</text:p>
      <text:p text:style-name="P2">give_me_my_jacket_. (0.4s)</text:p>
      <text:list xml:id="list220541344" text:style-name="L4">
        <text:list-item>
          <text:p text:style-name="P11">jacket: x2 delete</text:p>
        </text:list-item>
      </text:list>
      <text:p text:style-name="P2">i_didnt_sleep_well_last_night_. (0.4s) </text:p>
      <text:p text:style-name="P2">i_need_to_change_my_clothes_. (0.4s)</text:p>
      <text:p text:style-name="P2"/>
      <text:p text:style-name="P4">Session 2: </text:p>
      <text:p text:style-name="P5">Sub-session 1 <text:span text:style-name="T5">(Tutorial): 15 minutes, </text:span>Speed:<text:span text:style-name="T5"> 0.6s, Tue 26 March.</text:span> </text:p>
      <text:p text:style-name="P2">you_know_this_is_not_the_first_time_. (0.6s)</text:p>
      <text:list xml:id="list1744744233" text:style-name="L5">
        <text:list-item>
          <text:p text:style-name="P12">know_(knoba_)</text:p>
        </text:list-item>
      </text:list>
      <text:p text:style-name="P2"/>
      <text:p text:style-name="P5">Sub-session 2: <text:span text:style-name="T5">(Testing): 15 minutes, Tue 19 March.</text:span> </text:p>
      <text:p text:style-name="P2">type_email_message_for_me_. (0.6s)</text:p>
      <text:list xml:id="list1314314575" text:style-name="L6">
        <text:list-item>
          <text:p text:style-name="P13">for_(fu_)</text:p>
        </text:list-item>
        <text:list-item>
          <text:p text:style-name="P13">ty → tw → delete → ty</text:p>
        </text:list-item>
      </text:list>
      <text:p text:style-name="P2">i_love_you_. (0.6s)</text:p>
      <text:list xml:id="list210569020" text:style-name="L7">
        <text:list-item>
          <text:p text:style-name="P14">i_ (ia_)</text:p>
        </text:list-item>
      </text:list>
      <text:p text:style-name="P2">i_cant_wait_to_see_your_new_laptop_. (0.5s)</text:p>
      <text:list xml:id="list438698522" text:style-name="L8">
        <text:list-item>
          <text:p text:style-name="P15">to_(undo row on “o”)</text:p>
        </text:list-item>
      </text:list>
      <text:p text:style-name="P2">how_is_my_cat_. (0.5s)</text:p>
      <text:p text:style-name="P2"><text:s/></text:p>
      <text:p text:style-name="P5">Sub-session 3: <text:span text:style-name="T5">(Testing): 15 minutes, Tue 26 March.</text:span> <text:s/><text:span text:style-name="T5"><text:s/></text:span>Speed<text:span text:style-name="T5"> 0.4seconds</text:span> </text:p>
      <text:p text:style-name="P2">sure_is_storming_hard_. </text:p>
      <text:list xml:id="list1773096568" text:style-name="L9">
        <text:list-item>
          <text:p text:style-name="P16">storming_(storning_), one delete</text:p>
        </text:list-item>
      </text:list>
      <text:p text:style-name="P2">i_wish_i_could_join_you_in_trip_. </text:p>
      <text:p text:style-name="P2">going_to_bed_. </text:p>
      <text:list xml:id="list1661752796" text:style-name="L10">
        <text:list-item>
          <text:p text:style-name="P17"><text:soft-page-break/>timeout on “.”</text:p>
        </text:list-item>
      </text:list>
      <text:p text:style-name="P2">please_take_a_photo_of_me_. </text:p>
      <text:list xml:id="list1425573238" text:style-name="L11">
        <text:list-item>
          <text:p text:style-name="P18">undo x 2 on “o” of photo</text:p>
        </text:list-item>
        <text:list-item>
          <text:p text:style-name="P18">me_(ne_)</text:p>
        </text:list-item>
      </text:list>
      <text:p text:style-name="P2">this_is_awesome_.</text:p>
      <text:list xml:id="list1251687023" text:style-name="L12">
        <text:list-item>
          <text:p text:style-name="P19">this_(thispg → delete → delete → _)</text:p>
        </text:list-item>
      </text:list>
      <text:p text:style-name="P2"/>
      <text:p text:style-name="P5">Resuming experiment Grid2:</text:p>
      <text:list xml:id="list483751781" text:continue-numbering="true" text:style-name="L12">
        <text:list-item>
          <text:p text:style-name="P19">started with session 2 subsession 4 in Tutorial mode: 18 July 2013</text:p>
        </text:list-item>
        <text:list-item>
          <text:p text:style-name="P19">Trained for 15-30 minutes at scan delay of 0.4 seconds.</text:p>
        </text:list-item>
        <text:list-item>
          <text:p text:style-name="P19">Did session 2 sub-session 4 at speed of 0.4 </text:p>
        </text:list-item>
        <text:list-item>
          <text:p text:style-name="P19">Then did noise test (session 4 subsession 1 &amp; 2 of 15 minutes each). Skipped sesssion 3 (seeing how fast the quick brow fox... could be written)</text:p>
        </text:list-item>
      </text:list>
      <text:p text:style-name="P2"/>
      <text:p text:style-name="P5">Ticker:</text:p>
      <text:list xml:id="list637983283" text:style-name="L13">
        <text:list-item>
          <text:p text:style-name="P20">Trained for session 1 (1.5 hours) and session 2 (a bit more than 1 hour)</text:p>
        </text:list-item>
        <text:list-item>
          <text:p text:style-name="P20">Session 3 subsession 1+2: Real thing </text:p>
        </text:list-item>
        <text:list-item>
          <text:p text:style-name="P20">Session 5 subsession 1+2: <text:s/>noisy experiment</text:p>
        </text:list-item>
        <text:list-item>
          <text:p text:style-name="P20">Mean delay around 0.3, sigma=0.07, learning rate=0.3, fp=0.25, fr=0.05, undo_last=4, prog start=2, new word=6, world_select_thresh=0.9, file_length=0.2, end_delay=0.3</text:p>
        </text:list-item>
      </text:list>
      <text:p text:style-name="P2"/>
      <text:p text:style-name="P4">Session 3: </text:p>
      <text:p text:style-name="P2"><text:s/></text:p>
      <text:p text:style-name="P5">Sub-session 2: <text:span text:style-name="T5">(Testing): 15 minutes, Fri 19 July.</text:span></text:p>
      <text:list xml:id="list743207986" text:style-name="L14">
        <text:list-item>
          <text:p text:style-name="P21">Gauss mean = 0.289, sigma=0.07, fp = 0.25/min, fr=0.5</text:p>
        </text:list-item>
      </text:list>
      <text:p text:style-name="P2">i_need_some_help_walking_there_. (0.71)</text:p>
      <text:p text:style-name="P2">has_anyone_called_.(0.72)</text:p>
      <text:p text:style-name="P2">good_job_.(0.73)</text:p>
      <text:p text:style-name="P2">where_are_my_shoes_(0.73)</text:p>
      <text:list xml:id="list385883147" text:style-name="L15">
        <text:list-item>
          <text:p text:style-name="P22">shoes_(shots_)</text:p>
        </text:list-item>
      </text:list>
      <text:p text:style-name="P2">turn_on_the_tv_.(0.74)</text:p>
      <text:p text:style-name="P2">when_would_i_be_discharged_.(0.74)</text:p>
      <text:list xml:id="list265027659" text:style-name="L16">
        <text:list-item>
          <text:p text:style-name="P23">(repeated is almost twice, struggle with “d” at this speed.)</text:p>
        </text:list-item>
      </text:list>
      <text:p text:style-name="P2"/>
      <text:p text:style-name="P5">Sub-session 3: <text:span text:style-name="T5">(Testing): 15 minutes, Fri 19 July.</text:span></text:p>
      <text:p text:style-name="P2"/>
      <text:p text:style-name="P2">i_feel_like_having_dessert_. (0.75)</text:p>
      <text:list xml:id="list708154530" text:style-name="L17">
        <text:list-item>
          <text:p text:style-name="P24">feel_ (fool_), having_(have_)</text:p>
        </text:list-item>
      </text:list>
      <text:p text:style-name="P2">no_problem_. (0.75)</text:p>
      <text:list xml:id="list2137423781" text:style-name="L18">
        <text:list-item>
          <text:p text:style-name="P25">no_(to_)</text:p>
        </text:list-item>
      </text:list>
      <text:p text:style-name="P2">i_need_a_dressy_outfit_for_the_ceremony_. (0.75)</text:p>
      <text:p text:style-name="P2">give_me_support_i_am_falling_down_. (0.75)</text:p>
      <text:p text:style-name="P2"/>
      <text:p text:style-name="P5">Sub-session 5: <text:span text:style-name="T5">(Testing): 10 minutes </text:span></text:p>
      <text:p text:style-name="P2"><text:soft-page-break/>i_want_some_water_. (0.71)</text:p>
      <text:p text:style-name="P2">doctor_is_here_. (0.71)</text:p>
      <text:p text:style-name="P2">thanks_for_giving_me_support_.(0.71)</text:p>
      <text:p text:style-name="P2">my_feet_hurt_.(0.71)</text:p>
      <text:p text:style-name="P2"/>
      <text:p text:style-name="P2"/>
      <text:p text:style-name="P4">Session 5: </text:p>
      <text:p text:style-name="P2"/>
      <text:p text:style-name="P5">Sub-session 1: <text:span text:style-name="T5">(Testing): 15 minutes, speed=0.65</text:span></text:p>
      <text:list xml:id="list897792273" text:style-name="L20">
        <text:list-item>
          <text:p text:style-name="P31"><text:span text:style-name="T5">end_delay=1.25</text:span></text:p>
        </text:list-item>
        <text:list-item>
          <text:p text:style-name="P31"><text:span text:style-name="T5">set to gaussian and then callibrated – delay = 1.1, std=0.07</text:span></text:p>
        </text:list-item>
        <text:list-item>
          <text:p text:style-name="P31"><text:span text:style-name="T5">Delay=0.8s, std=0.05, fp=1/3, fr=0.1</text:span></text:p>
        </text:list-item>
        <text:list-item>
          <text:p text:style-name="P31"><text:span text:style-name="T5">calibrate x2</text:span></text:p>
        </text:list-item>
        <text:list-item>
          <text:p text:style-name="P31"><text:span text:style-name="T5">Set delay to 1.1, std to 0.07 then calibrated. Calibration is senstive to the initialisation. </text:span></text:p>
        </text:list-item>
        <text:list-item>
          <text:p text:style-name="P28">Tmp10.txt</text:p>
        </text:list-item>
      </text:list>
      <text:p text:style-name="P2">could_you_grab_me_a_drink_please_.</text:p>
      <text:p text:style-name="P2">can_you_make_sure_you_clean_the_apartment_before_you_leave_.</text:p>
      <text:list xml:id="list478576433" text:style-name="L22">
        <text:list-item>
          <text:p text:style-name="P32"><text:span text:style-name="T5">surefire_(sure_).</text:span></text:p>
        </text:list-item>
      </text:list>
      <text:p text:style-name="P2"/>
      <text:p text:style-name="P5">Sub-session 2: <text:span text:style-name="T5">(Testing): 15 minutes, speed=0.65</text:span></text:p>
      <text:list xml:id="list1343348338" text:continue-list="list897792273" text:style-name="L20">
        <text:list-item>
          <text:p text:style-name="P31"><text:span text:style-name="T5">end_delay?</text:span></text:p>
        </text:list-item>
        <text:list-item>
          <text:p text:style-name="P31"><text:span text:style-name="T5">Delay=1.5s, std=0.05, fp=1/3, fr=0.1</text:span></text:p>
        </text:list-item>
        <text:list-item>
          <text:p text:style-name="P31"><text:span text:style-name="T5">calibrate x2</text:span></text:p>
        </text:list-item>
        <text:list-item>
          <text:p text:style-name="P31"><text:span text:style-name="T5">Set delay to 1.9, std to 0.08</text:span></text:p>
        </text:list-item>
        <text:list-item>
          <text:p text:style-name="P31"><text:span text:style-name="T5">fixed distr delay to 1.83, std=0.082 before calibration, then callibrated.</text:span></text:p>
        </text:list-item>
        <text:list-item>
          <text:p text:style-name="P31"><text:span text:style-name="T5">Tmp11.txt</text:span></text:p>
          <text:p text:style-name="P31"><text:span text:style-name="T5"/></text:p>
        </text:list-item>
      </text:list>
      <text:p text:style-name="P5"><text:span text:style-name="T5">how_is_your_leg_now_. </text:span></text:p>
      <text:p text:style-name="P5"><text:span text:style-name="T5">he_goes_to_sleep_ahead_of_me_.</text:span></text:p>
      <text:list xml:id="list1404103020" text:style-name="L21">
        <text:list-item>
          <text:p text:style-name="P27">Ahead = rhode</text:p>
        </text:list-item>
      </text:list>
      <text:p text:style-name="P5"><text:span text:style-name="T5">nice_to_meet_you_.</text:span></text:p>
      <text:p text:style-name="P5"><text:span text:style-name="T5">that_sounds_good_.</text:span></text:p>
      <text:p text:style-name="P5"><text:span text:style-name="T5"/></text:p>
      <text:p text:style-name="P5">General notes:</text:p>
      <text:list xml:id="list1651039160" text:style-name="L19">
        <text:list-item>
          <text:p text:style-name="P26">Ticker: Initially the user really struggled with the Bariton Bob, but got used to it. </text:p>
        </text:list-item>
        <text:list-item>
          <text:p text:style-name="P26">Managed to click when hearing a letter (anticipate when the letters come with the click sound, and then click when they are heard). At fast speeds difficult to click on “e” and “d” as they follow to quickly on one another. Next one comes already when doing a lazy click after first one is heard. “e” occurs very frequently, causing higher std in click distr. Worked better at lower speeds. </text:p>
        </text:list-item>
        <text:list-item>
          <text:p text:style-name="P26">Impression is that sounds are not the same length – this will improve the user anticipation of where to click (can anticipate more easily with the grid).</text:p>
        </text:list-item>
        <text:list-item>
          <text:p text:style-name="P26">Got confused frequently where user i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Handwriting Recognition and Software Keyboard Study – Participant Information</dc:title>
    <meta:initial-creator>Per Ola Kristensson</meta:initial-creator>
    <meta:creation-date>2008-08-25T07:41:00</meta:creation-date>
    <dc:date>2013-12-12T20:52:38</dc:date>
    <meta:print-date>2008-08-25T08:04:00</meta:print-date>
    <meta:editing-cycles>314</meta:editing-cycles>
    <meta:editing-duration>PT27H08M17S</meta:editing-duration>
    <meta:generator>OpenOffice.org/3.2$Unix OpenOffice.org_project/320m12$Build-9483</meta:generator>
    <meta:document-statistic meta:table-count="0" meta:image-count="0" meta:object-count="0" meta:page-count="3" meta:paragraph-count="109" meta:word-count="586" meta:character-count="4237"/>
    <meta:user-defined meta:name="Info 1"/>
    <meta:user-defined meta:name="Info 2"/>
    <meta:user-defined meta:name="Info 3"/>
    <meta:user-defined meta:name="Info 4"/>
  </office:meta>
</office:document-meta>
</file>